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8000000495C16AD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8.02mm" fo:margin-left="0mm" table:align="left" style:may-break-between-rows="false"/>
    </style:style>
    <style:style style:name="Table1.A" style:family="table-column">
      <style:table-column-properties style:column-width="19.46mm"/>
    </style:style>
    <style:style style:name="Table1.B" style:family="table-column">
      <style:table-column-properties style:column-width="46.95mm"/>
    </style:style>
    <style:style style:name="Table1.C" style:family="table-column">
      <style:table-column-properties style:column-width="28.79mm"/>
    </style:style>
    <style:style style:name="Table1.D" style:family="table-column">
      <style:table-column-properties style:column-width="22.82mm"/>
    </style:style>
    <style:style style:name="Table1.A1" style:family="table-cell">
      <style:table-cell-properties fo:background-color="#00000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2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5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6" style:family="paragraph" style:parent-style-name="Header">
      <style:paragraph-properties fo:line-height="115%"/>
      <style:text-properties style:font-name="Open Sans" fo:font-size="14pt" fo:font-weight="bold" officeooo:rsid="002a4a96" officeooo:paragraph-rsid="002f1faf" style:font-size-asian="14pt" style:font-weight-asian="bold" style:font-size-complex="14pt" style:font-weight-complex="bold"/>
    </style:style>
    <style:style style:name="P7" style:family="paragraph" style:parent-style-name="Header">
      <style:paragraph-properties fo:line-height="115%"/>
      <style:text-properties style:font-name="Open Sans" fo:font-size="14pt" fo:font-weight="bold" officeooo:rsid="00318538" officeooo:paragraph-rsid="00318538" style:font-size-asian="14pt" style:font-weight-asian="bold" style:font-size-complex="14pt" style:font-weight-complex="bold"/>
    </style:style>
    <style:style style:name="P8" style:family="paragraph" style:parent-style-name="Header">
      <style:paragraph-properties fo:line-height="115%"/>
      <style:text-properties style:font-name="Open Sans" fo:font-size="14pt" fo:font-weight="bold" officeooo:rsid="00318538" officeooo:paragraph-rsid="003588ba" style:font-size-asian="14pt" style:font-weight-asian="bold" style:font-size-complex="14pt" style:font-weight-complex="bold"/>
    </style:style>
    <style:style style:name="P9" style:family="paragraph" style:parent-style-name="Header">
      <style:paragraph-properties fo:line-height="115%"/>
      <style:text-properties style:font-name="Open Sans" fo:font-size="14pt" fo:font-weight="bold" officeooo:rsid="00318538" officeooo:paragraph-rsid="0039d65c" style:font-size-asian="14pt" style:font-weight-asian="bold" style:font-size-complex="14pt" style:font-weight-complex="bold"/>
    </style:style>
    <style:style style:name="P10" style:family="paragraph" style:parent-style-name="Header">
      <style:paragraph-properties fo:line-height="115%"/>
      <style:text-properties style:font-name="Open Sans" fo:font-size="14pt" fo:font-weight="bold" officeooo:rsid="003588ba" officeooo:paragraph-rsid="003588ba" style:font-size-asian="14pt" style:font-weight-asian="bold" style:font-size-complex="14pt" style:font-weight-complex="bold"/>
    </style:style>
    <style:style style:name="P11" style:family="paragraph" style:parent-style-name="Header">
      <style:paragraph-properties fo:line-height="115%"/>
      <style:text-properties style:font-name="Open Sans" fo:font-size="14pt" fo:font-weight="bold" officeooo:rsid="003588ba" officeooo:paragraph-rsid="0039d65c" style:font-size-asian="14pt" style:font-weight-asian="bold" style:font-size-complex="14pt" style:font-weight-complex="bold"/>
    </style:style>
    <style:style style:name="P12" style:family="paragraph" style:parent-style-name="Header">
      <style:paragraph-properties fo:line-height="115%"/>
      <style:text-properties style:font-name="Open Sans" fo:font-size="12pt" fo:font-weight="bold" officeooo:rsid="002f1faf" officeooo:paragraph-rsid="002f1faf" style:font-size-asian="12pt" style:font-weight-asian="bold" style:font-size-complex="12pt" style:font-weight-complex="bold"/>
    </style:style>
    <style:style style:name="P13" style:family="paragraph" style:parent-style-name="Header">
      <style:paragraph-properties fo:line-height="115%"/>
      <style:text-properties style:font-name="Open Sans" fo:font-size="12pt" fo:font-weight="bold" officeooo:rsid="002f1faf" officeooo:paragraph-rsid="002f8f51" style:font-size-asian="12pt" style:font-weight-asian="bold" style:font-size-complex="12pt" style:font-weight-complex="bold"/>
    </style:style>
    <style:style style:name="P14" style:family="paragraph" style:parent-style-name="Header">
      <style:paragraph-properties fo:line-height="115%"/>
      <style:text-properties style:font-name="Open Sans" fo:font-size="12pt" fo:font-weight="bold" officeooo:rsid="002f8f51" officeooo:paragraph-rsid="002f8f51" style:font-size-asian="12pt" style:font-weight-asian="bold" style:font-size-complex="12pt" style:font-weight-complex="bold"/>
    </style:style>
    <style:style style:name="P15" style:family="paragraph" style:parent-style-name="Header">
      <style:paragraph-properties fo:line-height="115%"/>
      <style:text-properties style:font-name="Open Sans" fo:font-size="12pt" fo:font-weight="bold" officeooo:rsid="002f8f51" officeooo:paragraph-rsid="0039d65c" style:font-size-asian="12pt" style:font-weight-asian="bold" style:font-size-complex="12pt" style:font-weight-complex="bold"/>
    </style:style>
    <style:style style:name="P16" style:family="paragraph" style:parent-style-name="Header">
      <style:paragraph-properties fo:line-height="115%"/>
      <style:text-properties style:font-name="Open Sans" fo:font-size="12pt" fo:font-weight="bold" officeooo:rsid="00318538" officeooo:paragraph-rsid="00318538" style:font-size-asian="12pt" style:font-weight-asian="bold" style:font-size-complex="12pt" style:font-weight-complex="bold"/>
    </style:style>
    <style:style style:name="P17" style:family="paragraph" style:parent-style-name="Header" style:list-style-name="L1">
      <style:paragraph-properties fo:line-height="115%"/>
      <style:text-properties style:font-name="Open Sans" fo:font-size="12pt" fo:font-weight="bold" officeooo:rsid="00318538" officeooo:paragraph-rsid="0039d65c" style:font-size-asian="12pt" style:font-weight-asian="bold" style:font-size-complex="12pt" style:font-weight-complex="bold"/>
    </style:style>
    <style:style style:name="P18" style:family="paragraph" style:parent-style-name="Header">
      <style:paragraph-properties fo:line-height="115%"/>
      <style:text-properties style:font-name="Open Sans" fo:font-size="12pt" fo:font-weight="bold" officeooo:rsid="00318538" officeooo:paragraph-rsid="003588ba" style:font-size-asian="12pt" style:font-weight-asian="bold" style:font-size-complex="12pt" style:font-weight-complex="bold"/>
    </style:style>
    <style:style style:name="P19" style:family="paragraph" style:parent-style-name="Header">
      <style:paragraph-properties fo:line-height="115%"/>
      <style:text-properties style:font-name="Open Sans" fo:font-size="12pt" fo:font-weight="bold" officeooo:rsid="00318538" officeooo:paragraph-rsid="0039d65c" style:font-size-asian="12pt" style:font-weight-asian="bold" style:font-size-complex="12pt" style:font-weight-complex="bold"/>
    </style:style>
    <style:style style:name="P20" style:family="paragraph" style:parent-style-name="Header">
      <style:paragraph-properties fo:line-height="115%"/>
      <style:text-properties style:font-name="Open Sans" fo:font-size="12pt" fo:font-weight="normal" officeooo:rsid="003588ba" officeooo:paragraph-rsid="003588ba" style:font-size-asian="10.5pt" style:font-weight-asian="normal" style:font-size-complex="12pt" style:font-weight-complex="normal"/>
    </style:style>
    <style:style style:name="P21" style:family="paragraph" style:parent-style-name="Header" style:list-style-name="L2">
      <style:paragraph-properties fo:line-height="115%"/>
      <style:text-properties style:font-name="Open Sans" fo:font-size="12pt" fo:font-weight="normal" officeooo:rsid="003588ba" officeooo:paragraph-rsid="0039d65c" style:font-size-asian="10.5pt" style:font-weight-asian="normal" style:font-size-complex="12pt" style:font-weight-complex="normal"/>
    </style:style>
    <style:style style:name="P22" style:family="paragraph" style:parent-style-name="Header" style:list-style-name="L2">
      <style:paragraph-properties fo:line-height="115%"/>
      <style:text-properties style:text-position="0% 100%" style:font-name="Open Sans" fo:font-size="12pt" fo:font-weight="normal" officeooo:rsid="0039d65c" officeooo:paragraph-rsid="0039d65c" style:font-size-asian="10.5pt" style:font-weight-asian="normal" style:font-size-complex="12pt" style:font-weight-complex="normal"/>
    </style:style>
    <style:style style:name="P23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f1faf" officeooo:paragraph-rsid="002f1fa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25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627ee" style:font-size-asian="12pt" style:font-size-complex="12pt"/>
    </style:style>
    <style:style style:name="P26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8b696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9d65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29" style:family="paragraph" style:parent-style-name="Footnote">
      <style:text-properties officeooo:rsid="002f8f51" officeooo:paragraph-rsid="002f8f51"/>
    </style:style>
    <style:style style:name="P30" style:family="paragraph" style:parent-style-name="Table_20_Heading">
      <style:paragraph-properties fo:text-align="end" style:justify-single-word="false"/>
      <style:text-properties style:font-name="Open Sans" fo:font-size="11pt" officeooo:rsid="00344c25" officeooo:paragraph-rsid="00344c25" style:font-size-asian="11pt" style:font-size-complex="11pt"/>
    </style:style>
    <style:style style:name="P31" style:family="paragraph" style:parent-style-name="Table_20_Heading">
      <style:paragraph-properties fo:text-align="end" style:justify-single-word="false"/>
      <style:text-properties style:font-name="Open Sans" fo:font-size="11pt" officeooo:rsid="0039d65c" officeooo:paragraph-rsid="0039d65c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8d8d" style:font-weight-asian="normal" style:font-weight-complex="normal"/>
    </style:style>
    <style:style style:name="T3" style:family="text">
      <style:text-properties fo:font-weight="normal" officeooo:rsid="002f8f51" style:font-weight-asian="normal" style:font-weight-complex="normal"/>
    </style:style>
    <style:style style:name="T4" style:family="text">
      <style:text-properties fo:font-weight="normal" officeooo:rsid="0032db2d" style:font-weight-asian="normal" style:font-weight-complex="normal"/>
    </style:style>
    <style:style style:name="T5" style:family="text">
      <style:text-properties fo:font-weight="normal" officeooo:rsid="00344c25" style:font-weight-asian="normal" style:font-weight-complex="normal"/>
    </style:style>
    <style:style style:name="T6" style:family="text">
      <style:text-properties fo:font-weight="normal" officeooo:rsid="003588ba" style:font-weight-asian="normal" style:font-weight-complex="normal"/>
    </style:style>
    <style:style style:name="T7" style:family="text">
      <style:text-properties fo:font-weight="normal" officeooo:rsid="0039d65c" style:font-weight-asian="normal" style:font-weight-complex="normal"/>
    </style:style>
    <style:style style:name="T8" style:family="text">
      <style:text-properties officeooo:rsid="002665de"/>
    </style:style>
    <style:style style:name="T9" style:family="text">
      <style:text-properties officeooo:rsid="0027d6ba"/>
    </style:style>
    <style:style style:name="T10" style:family="text">
      <style:text-properties officeooo:rsid="0028a8c5"/>
    </style:style>
    <style:style style:name="T11" style:family="text">
      <style:text-properties officeooo:rsid="002a4a96"/>
    </style:style>
    <style:style style:name="T12" style:family="text">
      <style:text-properties officeooo:rsid="002c8d8d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weight="normal" officeooo:rsid="003627ee" style:font-weight-asian="normal" style:font-weight-complex="normal"/>
    </style:style>
    <style:style style:name="T15" style:family="text">
      <style:text-properties officeooo:rsid="002f8f51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9d65c" style:font-weight-asian="bold" style:font-weight-complex="bold"/>
    </style:style>
    <style:style style:name="T19" style:family="text">
      <style:text-properties fo:font-weight="bold" officeooo:rsid="003588ba" style:font-weight-asian="bold" style:font-weight-complex="bold"/>
    </style:style>
    <style:style style:name="T20" style:family="text">
      <style:text-properties officeooo:rsid="003588ba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weight="bold" style:font-weight-asian="bold" style:font-weight-complex="bold"/>
    </style:style>
    <style:style style:name="T23" style:family="text">
      <style:text-properties style:text-position="sub 58%" fo:font-weight="bold" officeooo:rsid="0039d65c" style:font-weight-asian="bold" style:font-weight-complex="bold"/>
    </style:style>
    <style:style style:name="T24" style:family="text">
      <style:text-properties style:text-position="sub 58%" fo:font-weight="bold" officeooo:rsid="003588ba" style:font-weight-asian="bold" style:font-weight-complex="bold"/>
    </style:style>
    <style:style style:name="T25" style:family="text">
      <style:text-properties style:text-position="sub 58%" officeooo:rsid="003588ba"/>
    </style:style>
    <style:style style:name="T26" style:family="text">
      <style:text-properties officeooo:rsid="003627ee"/>
    </style:style>
    <style:style style:name="T27" style:family="text">
      <style:text-properties officeooo:rsid="0039d65c"/>
    </style:style>
    <style:style style:name="T28" style:family="text">
      <style:text-properties fo:font-size="12pt" fo:font-weight="normal" officeooo:rsid="00318538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44c25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9d65c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from-top" style:vertical-rel="page" style:horizontal-pos="right" style:horizontal-rel="page-content" fo:padding="0m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m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9mm" fo:text-indent="-6.35mm" fo:margin-left="13.79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4mm" fo:text-indent="-6.35mm" fo:margin-left="20.1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9mm" fo:text-indent="-6.35mm" fo:margin-left="26.49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4mm" fo:text-indent="-6.35mm" fo:margin-left="32.8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9mm" fo:text-indent="-6.35mm" fo:margin-left="39.19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4mm" fo:text-indent="-6.35mm" fo:margin-left="45.54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9mm" fo:text-indent="-6.35mm" fo:margin-left="51.89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4mm" fo:text-indent="-6.35mm" fo:margin-left="58.24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9mm" fo:text-indent="-6.35mm" fo:margin-left="64.59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4mm" fo:text-indent="-6.35mm" fo:margin-left="70.94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4.01mm" draw:z-index="0">
        <draw:text-box fo:min-height="4.99mm" fo:min-width="19.97mm">
          <text:p text:style-name="P23">A</text:p>
        </draw:text-box>
      </draw:frame>
      <draw:frame draw:style-name="fr1" draw:name="Frame2" text:anchor-type="page" text:anchor-page-number="3" svg:y="14.01mm" draw:z-index="1">
        <draw:text-box fo:min-height="4.99mm" fo:min-width="19.97mm">
          <text:p text:style-name="P2">1-<text:span text:style-name="T8">3</text:span></text:p>
        </draw:text-box>
      </draw:frame>
      <draw:frame draw:style-name="fr1" draw:name="Frame3" text:anchor-type="page" text:anchor-page-number="5" svg:y="14.01mm" draw:z-index="2">
        <draw:text-box fo:min-height="4.99mm" fo:min-width="19.97mm">
          <text:p text:style-name="P2">1-<text:span text:style-name="T9">5</text:span></text:p>
        </draw:text-box>
      </draw:frame>
      <draw:frame draw:style-name="fr1" draw:name="Frame4" text:anchor-type="page" text:anchor-page-number="7" svg:y="14.01mm" draw:z-index="3">
        <draw:text-box fo:min-height="4.99mm" fo:min-width="19.97mm">
          <text:p text:style-name="P2"><text:span text:style-name="T9">2</text:span>-<text:span text:style-name="T9">1</text:span></text:p>
        </draw:text-box>
      </draw:frame>
      <draw:frame draw:style-name="fr1" draw:name="Frame5" text:anchor-type="page" text:anchor-page-number="9" svg:y="14.01mm" draw:z-index="4">
        <draw:text-box fo:min-height="4.99mm" fo:min-width="19.97mm">
          <text:p text:style-name="P2"><text:span text:style-name="T9">2</text:span>-<text:span text:style-name="T9">3</text:span></text:p>
        </draw:text-box>
      </draw:frame>
      <draw:frame draw:style-name="fr1" draw:name="Frame6" text:anchor-type="page" text:anchor-page-number="11" svg:y="14.01mm" draw:z-index="5">
        <draw:text-box fo:min-height="4.99mm" fo:min-width="19.97mm">
          <text:p text:style-name="P2"><text:span text:style-name="T9">2</text:span>-<text:span text:style-name="T9">5</text:span></text:p>
        </draw:text-box>
      </draw:frame>
      <draw:frame draw:style-name="fr1" draw:name="Frame7" text:anchor-type="page" text:anchor-page-number="13" svg:y="14.01mm" draw:z-index="6">
        <draw:text-box fo:min-height="4.99mm" fo:min-width="19.97mm">
          <text:p text:style-name="P2"><text:span text:style-name="T9">3</text:span>-<text:span text:style-name="T9">1</text:span></text:p>
        </draw:text-box>
      </draw:frame>
      <draw:frame draw:style-name="fr1" draw:name="Frame8" text:anchor-type="page" text:anchor-page-number="15" svg:y="14.01mm" draw:z-index="7">
        <draw:text-box fo:min-height="4.99mm" fo:min-width="19.97mm">
          <text:p text:style-name="P2"><text:span text:style-name="T9">3</text:span>-<text:span text:style-name="T9">3</text:span></text:p>
        </draw:text-box>
      </draw:frame>
      <draw:frame draw:style-name="fr1" draw:name="Frame9" text:anchor-type="page" text:anchor-page-number="17" svg:y="14.01mm" draw:z-index="8">
        <draw:text-box fo:min-height="4.99mm" fo:min-width="19.97mm">
          <text:p text:style-name="P2"><text:span text:style-name="T9">3</text:span>-<text:span text:style-name="T9">5</text:span></text:p>
        </draw:text-box>
      </draw:frame>
      <draw:frame draw:style-name="fr1" draw:name="Frame10" text:anchor-type="page" text:anchor-page-number="19" svg:y="14.01mm" draw:z-index="9">
        <draw:text-box fo:min-height="4.99mm" fo:min-width="19.97mm">
          <text:p text:style-name="P2"><text:span text:style-name="T9">4</text:span>-<text:span text:style-name="T9">1</text:span></text:p>
        </draw:text-box>
      </draw:frame>
      <draw:frame draw:style-name="fr1" draw:name="Frame11" text:anchor-type="page" text:anchor-page-number="21" svg:y="14.01mm" draw:z-index="10">
        <draw:text-box fo:min-height="4.99mm" fo:min-width="19.97mm">
          <text:p text:style-name="P2"><text:span text:style-name="T9">4</text:span>-<text:span text:style-name="T10">3</text:span></text:p>
        </draw:text-box>
      </draw:frame>
      <draw:frame draw:style-name="fr1" draw:name="Frame12" text:anchor-type="page" text:anchor-page-number="23" svg:y="14.01mm" draw:z-index="11">
        <draw:text-box fo:min-height="4.99mm" fo:min-width="19.97mm">
          <text:p text:style-name="P2"><text:span text:style-name="T9">4</text:span>-<text:span text:style-name="T10">5</text:span></text:p>
        </draw:text-box>
      </draw:frame>
      <draw:frame draw:style-name="fr1" draw:name="Frame13" text:anchor-type="page" text:anchor-page-number="25" svg:y="14.01mm" draw:z-index="12">
        <draw:text-box fo:min-height="4.99mm" fo:min-width="19.97mm">
          <text:p text:style-name="P2"><text:span text:style-name="T10">5</text:span>-<text:span text:style-name="T9">1</text:span></text:p>
        </draw:text-box>
      </draw:frame>
      <draw:frame draw:style-name="fr1" draw:name="Frame14" text:anchor-type="page" text:anchor-page-number="27" svg:y="14.01mm" draw:z-index="13">
        <draw:text-box fo:min-height="4.99mm" fo:min-width="19.97mm">
          <text:p text:style-name="P2"><text:span text:style-name="T10">5</text:span>-<text:span text:style-name="T10">3</text:span></text:p>
        </draw:text-box>
      </draw:frame>
      <draw:frame draw:style-name="fr1" draw:name="Frame15" text:anchor-type="page" text:anchor-page-number="29" svg:y="14.01mm" draw:z-index="14">
        <draw:text-box fo:min-height="4.99mm" fo:min-width="19.97mm">
          <text:p text:style-name="P2"><text:span text:style-name="T10">5</text:span>-<text:span text:style-name="T10">5</text:span></text:p>
        </draw:text-box>
      </draw:frame>
      <draw:frame draw:style-name="fr1" draw:name="Frame16" text:anchor-type="page" text:anchor-page-number="33" svg:y="14.01mm" draw:z-index="15">
        <draw:text-box fo:min-height="4.99mm" fo:min-width="19.97mm">
          <text:p text:style-name="P2"><text:span text:style-name="T10">6</text:span>-<text:span text:style-name="T10">3</text:span></text:p>
        </draw:text-box>
      </draw:frame>
      <draw:frame draw:style-name="fr1" draw:name="Frame17" text:anchor-type="page" text:anchor-page-number="35" svg:y="14.01mm" draw:z-index="16">
        <draw:text-box fo:min-height="4.99mm" fo:min-width="19.97mm">
          <text:p text:style-name="P2"><text:span text:style-name="T10">6</text:span>-<text:span text:style-name="T10">5</text:span></text:p>
        </draw:text-box>
      </draw:frame>
      <draw:frame draw:style-name="fr1" draw:name="Frame18" text:anchor-type="page" text:anchor-page-number="31" svg:y="14.01mm" draw:z-index="17">
        <draw:text-box fo:min-height="4.99mm" fo:min-width="19.97mm">
          <text:p text:style-name="P2"><text:span text:style-name="T10">6</text:span>-<text:span text:style-name="T9">1</text:span></text:p>
        </draw:text-box>
      </draw:frame>
      <draw:frame draw:style-name="fr2" draw:name="Frame19" text:anchor-type="page" text:anchor-page-number="2" svg:x="10mm" svg:y="14.01mm" draw:z-index="18">
        <draw:text-box fo:min-height="4.99mm" fo:min-width="19.97mm">
          <text:p text:style-name="P3">1-<text:span text:style-name="T11">2</text:span></text:p>
        </draw:text-box>
      </draw:frame>
      <draw:frame draw:style-name="fr2" draw:name="Frame20" text:anchor-type="page" text:anchor-page-number="4" svg:x="10mm" svg:y="14.01mm" draw:z-index="19">
        <draw:text-box fo:min-height="4.99mm" fo:min-width="19.97mm">
          <text:p text:style-name="P3">1-<text:span text:style-name="T11">4</text:span></text:p>
        </draw:text-box>
      </draw:frame>
      <draw:frame draw:style-name="fr2" draw:name="Frame21" text:anchor-type="page" text:anchor-page-number="6" svg:x="10mm" svg:y="14.01mm" draw:z-index="20">
        <draw:text-box fo:min-height="4.99mm" fo:min-width="19.97mm">
          <text:p text:style-name="P3">1-<text:span text:style-name="T11">6</text:span></text:p>
        </draw:text-box>
      </draw:frame>
      <draw:frame draw:style-name="fr2" draw:name="Frame22" text:anchor-type="page" text:anchor-page-number="8" svg:x="10mm" svg:y="14.01mm" draw:z-index="21">
        <draw:text-box fo:min-height="4.99mm" fo:min-width="19.97mm">
          <text:p text:style-name="P4">2-2</text:p>
        </draw:text-box>
      </draw:frame>
      <draw:frame draw:style-name="fr2" draw:name="Frame23" text:anchor-type="page" text:anchor-page-number="10" svg:x="10mm" svg:y="14.01mm" draw:z-index="22">
        <draw:text-box fo:min-height="4.99mm" fo:min-width="19.97mm">
          <text:p text:style-name="P4">2-4</text:p>
        </draw:text-box>
      </draw:frame>
      <draw:frame draw:style-name="fr2" draw:name="Frame24" text:anchor-type="page" text:anchor-page-number="12" svg:x="10mm" svg:y="14.01mm" draw:z-index="23">
        <draw:text-box fo:min-height="4.99mm" fo:min-width="19.97mm">
          <text:p text:style-name="P4">2-6</text:p>
        </draw:text-box>
      </draw:frame>
      <draw:frame draw:style-name="fr2" draw:name="Frame25" text:anchor-type="page" text:anchor-page-number="14" svg:x="10mm" svg:y="14.01mm" draw:z-index="24">
        <draw:text-box fo:min-height="4.99mm" fo:min-width="19.97mm">
          <text:p text:style-name="P4">3-2</text:p>
        </draw:text-box>
      </draw:frame>
      <draw:frame draw:style-name="fr2" draw:name="Frame26" text:anchor-type="page" text:anchor-page-number="16" svg:x="10mm" svg:y="14.01mm" draw:z-index="25">
        <draw:text-box fo:min-height="4.99mm" fo:min-width="19.97mm">
          <text:p text:style-name="P4">3-4</text:p>
        </draw:text-box>
      </draw:frame>
      <draw:frame draw:style-name="fr2" draw:name="Frame27" text:anchor-type="page" text:anchor-page-number="18" svg:x="10mm" svg:y="14.01mm" draw:z-index="26">
        <draw:text-box fo:min-height="4.99mm" fo:min-width="19.97mm">
          <text:p text:style-name="P4">3-6</text:p>
        </draw:text-box>
      </draw:frame>
      <draw:frame draw:style-name="fr2" draw:name="Frame28" text:anchor-type="page" text:anchor-page-number="20" svg:x="10mm" svg:y="14.01mm" draw:z-index="27">
        <draw:text-box fo:min-height="4.99mm" fo:min-width="19.97mm">
          <text:p text:style-name="P4">4-2</text:p>
        </draw:text-box>
      </draw:frame>
      <draw:frame draw:style-name="fr2" draw:name="Frame29" text:anchor-type="page" text:anchor-page-number="22" svg:x="10mm" svg:y="14.01mm" draw:z-index="28">
        <draw:text-box fo:min-height="4.99mm" fo:min-width="19.97mm">
          <text:p text:style-name="P4">4-4</text:p>
        </draw:text-box>
      </draw:frame>
      <draw:frame draw:style-name="fr2" draw:name="Frame30" text:anchor-type="page" text:anchor-page-number="24" svg:x="10mm" svg:y="14.01mm" draw:z-index="29">
        <draw:text-box fo:min-height="4.99mm" fo:min-width="19.97mm">
          <text:p text:style-name="P4">4-6</text:p>
        </draw:text-box>
      </draw:frame>
      <draw:frame draw:style-name="fr2" draw:name="Frame31" text:anchor-type="page" text:anchor-page-number="26" svg:x="10mm" svg:y="14.01mm" draw:z-index="30">
        <draw:text-box fo:min-height="4.99mm" fo:min-width="19.97mm">
          <text:p text:style-name="P4">5-2</text:p>
        </draw:text-box>
      </draw:frame>
      <draw:frame draw:style-name="fr2" draw:name="Frame32" text:anchor-type="page" text:anchor-page-number="28" svg:x="10mm" svg:y="14.01mm" draw:z-index="31">
        <draw:text-box fo:min-height="4.99mm" fo:min-width="19.97mm">
          <text:p text:style-name="P4">5-4</text:p>
        </draw:text-box>
      </draw:frame>
      <draw:frame draw:style-name="fr2" draw:name="Frame33" text:anchor-type="page" text:anchor-page-number="30" svg:x="10mm" svg:y="14.01mm" draw:z-index="32">
        <draw:text-box fo:min-height="4.99mm" fo:min-width="19.97mm">
          <text:p text:style-name="P4">5-6</text:p>
        </draw:text-box>
      </draw:frame>
      <draw:frame draw:style-name="fr2" draw:name="Frame34" text:anchor-type="page" text:anchor-page-number="32" svg:x="10mm" svg:y="14.01mm" draw:z-index="33">
        <draw:text-box fo:min-height="4.99mm" fo:min-width="19.97mm">
          <text:p text:style-name="P4">6-2</text:p>
        </draw:text-box>
      </draw:frame>
      <draw:frame draw:style-name="fr2" draw:name="Frame35" text:anchor-type="page" text:anchor-page-number="34" svg:x="10mm" svg:y="14.01mm" draw:z-index="34">
        <draw:text-box fo:min-height="4.99mm" fo:min-width="19.97mm">
          <text:p text:style-name="P4">6-4</text:p>
        </draw:text-box>
      </draw:frame>
      <draw:frame draw:style-name="fr2" draw:name="Frame36" text:anchor-type="page" text:anchor-page-number="36" svg:x="10mm" svg:y="14.01mm" draw:z-index="35">
        <draw:text-box fo:min-height="4.99mm" fo:min-width="19.97mm">
          <text:p text:style-name="P4">6-6</text:p>
        </draw:text-box>
      </draw:frame>
      <text:p text:style-name="P6"><text:span text:style-name="T12">DADOWARE: mais segurança com frases-senha</text:span></text:p>
      <text:p text:style-name="P6"><text:span text:style-name="T2"/></text:p>
      <text:p text:style-name="P12"><text:span text:style-name="T3">Dadoware</text:span><text:span text:style-name="T1"> é um método para gerar senhas mais seguras usando lápis, papel e dados para montar frases com palavras sorteadas deste livreto.</text:span></text:p>
      <text:p text:style-name="P12"><text:span text:style-name="T1"/></text:p>
      <text:p text:style-name="P14"><text:span text:style-name="T1">Se você usa senhas fracas, não há como ter um sistema criptográfico forte. Por isso a importância de usar frases-senha (</text:span><text:span text:style-name="T16">passphrases</text:span><text:span text:style-name="T1">) para tudo que você quiser proteger de verdade no mundo digital. Uma frase-senha é bem mais longa que uma senha comum: dezenas de caracteres, em vez de 10 ou menos. Mas, se for composta por palavras comuns, pode ser muito mais fácil de lembrar. E se for bem construída, com palavras escolhidas aleatoriamente, será muito mais difícil de quebrar.</text:span></text:p>
      <text:p text:style-name="P12"><text:span text:style-name="T1"/></text:p>
      <text:p text:style-name="P13"><text:span text:style-name="T1">O </text:span><text:span text:style-name="T3">método </text:span><text:span text:style-name="T1">Diceware foi inventado por Arnold G. Reinhold, autor de <text:s/>livros sobre informática. A parte mais complicada é ter uma lista </text:span><text:span text:style-name="T3">de </text:span><text:span text:style-name="T1">palavras para sortear lançando 5 dados. O ideal é que a lista </text:span><text:span text:style-name="T3">tenha exatamente 7.776 (</text:span><text:span text:style-name="T1">6</text:span><text:span text:style-name="T13">5</text:span><text:span text:style-name="T3">)</text:span><text:span text:style-name="T1"> palavras comuns. No site original do Diceware</text:span><text:span text:style-name="T1"><text:note text:id="ftn0" text:note-class="footnote"><text:note-citation>1</text:note-citation><text:note-body><text:p text:style-name="P29">http://world.std.com/~reinhold/diceware.html</text:p></text:note-body></text:note></text:span><text:span text:style-name="T1"> </text:span><text:span text:style-name="T3">não há uma lista de palavras em português, então resolvemos criar esta, que chamamos de </text:span><text:span text:style-name="T15">DADOWARE</text:span><text:span text:style-name="T3"> para ficar mais fácil de explicar.</text:span></text:p>
      <text:p text:style-name="P7"><text:soft-page-break/>Quantas palavras deve ter uma frase-senha?</text:p>
      <text:p text:style-name="P14"><text:span text:style-name="T1"/></text:p>
      <text:p text:style-name="P18"><text:span text:style-name="T1">O criador do Diceware recomenda um mínimo de 6 palavras. </text:span><text:span text:style-name="T7">Veja a tabela para entender como evolui a força da senha (entropia de Shannon) c</text:span><text:span text:style-name="T4">onsiderando a lista de 7.776 palavras </text:span><text:span text:style-name="T7">e</text:span><text:span text:style-name="T4"> o número de combinações possíveis:</text:span></text:p>
      <text:p text:style-name="P16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0">nº de palavras</text:p>
            </table:table-cell>
            <table:table-cell table:style-name="Table1.A1" office:value-type="string">
              <text:p text:style-name="P30">nº de<text:line-break/>possibilidades <text:span text:style-name="T27">(p)</text:span></text:p>
            </table:table-cell>
            <table:table-cell table:style-name="Table1.A1" office:value-type="string">
              <text:p text:style-name="P30">entropia</text:p>
              <text:p text:style-name="P31">(log<text:span text:style-name="T21">2</text:span> p)</text:p>
            </table:table-cell>
            <table:table-cell table:style-name="Table1.D1" office:value-type="string">
              <text:p text:style-name="P30">caracteres<text:line-break/>base 64</text:p>
            </table:table-cell>
          </table:table-row>
        </table:table-header-rows>
        <table:table-row>
          <table:table-cell table:style-name="Table1.A5" office:value-type="string">
            <text:p text:style-name="P28">5</text:p>
          </table:table-cell>
          <table:table-cell table:style-name="Table1.B2" office:value-type="string">
            <text:p text:style-name="P25"><text:span text:style-name="T26">7.776</text:span><text:span text:style-name="T14">5 </text:span><text:span text:style-name="T26"><text:s/>= <text:s/></text:span>2,8<text:span text:style-name="T1"> </text:span>×<text:span text:style-name="T1"> 10</text:span><text:span text:style-name="T13">19</text:span></text:p>
          </table:table-cell>
          <table:table-cell table:style-name="Table1.C2" office:value-type="string">
            <text:p text:style-name="P24">64,6</text:p>
          </table:table-cell>
          <table:table-cell table:style-name="Table1.D2" office:value-type="string">
            <text:p text:style-name="P24">11</text:p>
          </table:table-cell>
        </table:table-row>
        <table:table-row>
          <table:table-cell table:style-name="Table1.A3" office:value-type="string">
            <text:p text:style-name="P28">6</text:p>
          </table:table-cell>
          <table:table-cell table:style-name="Table1.A3" office:value-type="string">
            <text:p text:style-name="P26"><text:span text:style-name="T26">7.776</text:span><text:span text:style-name="T14">6 </text:span><text:span text:style-name="T26"><text:s/>= <text:s/></text:span>2,2<text:span text:style-name="T1"> </text:span>×<text:span text:style-name="T1"> 10</text:span><text:span text:style-name="T13">23</text:span></text:p>
          </table:table-cell>
          <table:table-cell table:style-name="Table1.A3" office:value-type="string">
            <text:p text:style-name="P27">77,5</text:p>
          </table:table-cell>
          <table:table-cell table:style-name="Table1.D3" office:value-type="string">
            <text:p text:style-name="P24">13</text:p>
          </table:table-cell>
        </table:table-row>
        <table:table-row>
          <table:table-cell table:style-name="Table1.A5" office:value-type="string">
            <text:p text:style-name="P28">7</text:p>
          </table:table-cell>
          <table:table-cell table:style-name="Table1.B4" office:value-type="string">
            <text:p text:style-name="P26"><text:span text:style-name="T26">7.776</text:span><text:span text:style-name="T14">7 </text:span><text:span text:style-name="T26"><text:s/>= <text:s/></text:span>1,7<text:span text:style-name="T1"> </text:span>×<text:span text:style-name="T1"> 10</text:span><text:span text:style-name="T13">27</text:span></text:p>
          </table:table-cell>
          <table:table-cell table:style-name="Table1.C5" office:value-type="string">
            <text:p text:style-name="P27">90,5</text:p>
          </table:table-cell>
          <table:table-cell table:style-name="Table1.D4" office:value-type="string">
            <text:p text:style-name="P24">16</text:p>
          </table:table-cell>
        </table:table-row>
        <table:table-row>
          <table:table-cell table:style-name="Table1.A5" office:value-type="string">
            <text:p text:style-name="P28">8</text:p>
          </table:table-cell>
          <table:table-cell table:style-name="Table1.B5" office:value-type="string">
            <text:p text:style-name="P26"><text:span text:style-name="T26">7.776</text:span><text:span text:style-name="T14">8 </text:span><text:span text:style-name="T26"><text:s/>= <text:s/></text:span>1,3<text:span text:style-name="T1"> </text:span>×<text:span text:style-name="T1"> 10</text:span><text:span text:style-name="T13">31</text:span></text:p>
          </table:table-cell>
          <table:table-cell table:style-name="Table1.C5" office:value-type="string">
            <text:p text:style-name="P27">103,4</text:p>
          </table:table-cell>
          <table:table-cell table:style-name="Table1.D5" office:value-type="string">
            <text:p text:style-name="P24">18</text:p>
          </table:table-cell>
        </table:table-row>
      </table:table>
      <text:p text:style-name="P10"/>
      <text:p text:style-name="P9"><text:span text:style-name="T30">A última coluna mostra</text:span><text:span text:style-name="T29"> o tamanho de uma senha </text:span><text:span text:style-name="T30">de força</text:span><text:span text:style-name="T29"> equivalente gerada a partir de 64 caracteres </text:span><text:span text:style-name="T30">aleatórios.</text:span></text:p>
      <text:p text:style-name="P9"><text:span text:style-name="T29"/></text:p>
      <text:p text:style-name="P9">Material necessário</text:p>
      <text:p text:style-name="P15"><text:span text:style-name="T1"/></text:p>
      <text:p text:style-name="P19"><text:span text:style-name="T1">Para usar o método </text:span>DADOWARE<text:span text:style-name="T1"> você vai precisar de:</text:span></text:p>
      <text:list xml:id="list4982150580581443698" text:style-name="L1">
        <text:list-item>
          <text:p text:style-name="P17"><text:span text:style-name="T1">um dado comum de 6 faces (melhor ainda: 5 dados)</text:span></text:p>
        </text:list-item>
        <text:list-item>
          <text:p text:style-name="P17"><text:span text:style-name="T1">lápis e papel</text:span></text:p>
        </text:list-item>
        <text:list-item>
          <text:p text:style-name="P17"><text:span text:style-name="T1">este livreto</text:span></text:p>
        </text:list-item>
        <text:list-item>
          <text:p text:style-name="P17"><text:span text:style-name="T1">um local com privacidade</text:span></text:p>
        </text:list-item>
      </text:list>
      <text:p text:style-name="P11"><text:soft-page-break/>Como sortear uma frase senha</text:p>
      <text:p text:style-name="P8"/>
      <text:p text:style-name="P20">Uma vez escolhido o tamanho da frase-senha, você precisa jogar 5 dados para sortear cada palavra – ou pode jogar só um dado 5 vezes para cada palavra, tanto faz. Vamos chamar os dados de <text:span text:style-name="T17">D</text:span><text:span text:style-name="T22">1</text:span>, <text:span text:style-name="T17">D</text:span><text:span text:style-name="T22">2</text:span>, <text:span text:style-name="T17">D</text:span><text:span text:style-name="T22">3</text:span>, <text:span text:style-name="T17">D</text:span><text:span text:style-name="T22">4</text:span> e <text:span text:style-name="T17">D</text:span><text:span text:style-name="T22">5</text:span>. </text:p>
      <text:p text:style-name="P20"/>
      <text:list xml:id="list6578156318566748495" text:style-name="L2">
        <text:list-item>
          <text:p text:style-name="P21">os dois primeiros <text:span text:style-name="T27">definem a página da lista de palavras: <text:s/></text:span><text:span text:style-name="T17">D</text:span><text:span text:style-name="T22">1</text:span><text:span text:style-name="T17">-</text:span><text:span text:style-name="T18">D</text:span><text:span text:style-name="T22">2</text:span></text:p>
        </text:list-item>
        <text:list-item>
          <text:p text:style-name="P22">os dados restantes definem a palavra dentro da página: <text:s/><text:span text:style-name="T19">D</text:span><text:span text:style-name="T24">3</text:span><text:span text:style-name="T19">D</text:span><text:span text:style-name="T24">4</text:span><text:span text:style-name="T19">D</text:span><text:span text:style-name="T24">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8.01mm" fo:page-height="210.01mm" style:num-format="1" style:print-orientation="portrait" fo:margin-top="14.01mm" fo:margin-bottom="9mm" fo:margin-left="20mm" fo:margin-right="10mm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31.96mm" svg:height="4.94mm" draw:z-index="36"><draw:image xlink:href="Pictures/10000201000001D8000000495C16AD72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4T04:14:15.558612000</dc:date>
    <meta:editing-duration>PT3H3M7S</meta:editing-duration>
    <meta:editing-cycles>11</meta:editing-cycles>
    <meta:generator>LibreOffice/4.3.7.2$MacOSX_X86_64 LibreOffice_project/8a35821d8636a03b8bf4e15b48f59794652c68ba</meta:generator>
    <meta:document-statistic meta:table-count="1" meta:image-count="1" meta:object-count="0" meta:page-count="36" meta:paragraph-count="77" meta:word-count="421" meta:character-count="2299" meta:non-whitespace-character-count="1944"/>
  </office:meta>
</office:document-meta>
</file>